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A02B93" style:letter-kerning="true" fo:font-size="22pt" style:font-size-asian="22pt" style:font-size-complex="22pt" style:language-asian="en" style:country-asian="GB"/>
    </style:style>
    <style:style style:name="P3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4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5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6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7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8" style:parent-style-name="Normal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9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10" style:parent-style-name="ListParagraph" style:list-style-name="LFO2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1" style:parent-style-name="ListParagraph" style:list-style-name="LFO2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2" style:parent-style-name="ListParagraph" style:list-style-name="LFO2" style:family="paragraph">
      <style:paragraph-properties fo:margin-bottom="0.1666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 fo:hyphenate="true"/>
    </style:style>
    <style:style style:name="P13" style:parent-style-name="Normal" style:family="paragraph">
      <style:paragraph-properties fo:margin-top="0.25in" fo:margin-bottom="0.1666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4EA72E" style:letter-kerning="false" fo:font-size="16pt" style:font-size-asian="16pt" style:font-size-complex="16pt" style:language-asian="en" style:country-asian="GB"/>
    </style:style>
    <style:style style:name="P14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  <style:style style:name="P15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F2328" style:letter-kerning="false" style:language-asian="en" style:country-asian="GB"/>
    </style:style>
  </office:automatic-styles>
  <office:body>
    <office:text text:use-soft-page-breaks="true">
      <text:p text:style-name="P1"/>
      <text:h text:style-name="P2" text:outline-level="1">Select appropriate data store:<text:s/></text:h>
      <text:h text:style-name="P3" text:outline-level="2">Status</text:h>
      <text:p text:style-name="P4">Accepted</text:p>
      <text:h text:style-name="P5" text:outline-level="2">Context</text:h>
      <text:p text:style-name="P6">I need to make a decision on how I would store the data in visa processing system.</text:p>
      <text:h text:style-name="P7" text:outline-level="2">Decision</text:h>
      <text:p text:style-name="P8">I will use relational database for the visa processing system to ensure data integrity and ease of query.</text:p>
      <text:h text:style-name="P9" text:outline-level="2">Rationale:</text:h>
      <text:list text:style-name="LFO2" text:continue-numbering="true">
        <text:list-item>
          <text:p text:style-name="P10">A relational database is suitable for structured data like visa application information, providing a clear and organized way to store and retrieve data.</text:p>
        </text:list-item>
        <text:list-item>
          <text:p text:style-name="P11">Data Integrity: Relational databases enforce data integrity constraints, reducing the risk of data inconsistencies.</text:p>
        </text:list-item>
        <text:list-item>
          <text:p text:style-name="P12">Query Flexibility: Relational databases offer powerful querying capabilities, facilitating complex data retrieval operations.</text:p>
        </text:list-item>
      </text:list>
      <text:h text:style-name="P13" text:outline-level="2">Consequences</text:h>
      <text:p text:style-name="P14">ERD model should be created to provide a visual representation of the data model.<text:s/></text:p>
      <text:p text:style-name="P15">Doing reports will be easy with relational data base as it has flexible querying capabiliti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egoe UI" style:font-name-asian="Times New Roman" style:font-name-complex="Segoe U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egoe UI" style:font-name-asian="Times New Roman" style:font-name-complex="Segoe U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egoe UI" style:font-name-asian="Times New Roman" style:font-name-complex="Segoe U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egoe U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or Homad</meta:initial-creator>
    <dc:creator>Noor Homad</dc:creator>
    <meta:creation-date>2023-12-27T21:59:00Z</meta:creation-date>
    <dc:date>2023-12-27T21:59:00Z</dc:date>
    <meta:template xlink:href="Normal" xlink:type="simple"/>
    <meta:editing-cycles>2</meta:editing-cycles>
    <meta:editing-duration>PT0S</meta:editing-duration>
    <meta:document-statistic meta:page-count="1" meta:paragraph-count="1" meta:word-count="127" meta:character-count="852" meta:row-count="6" meta:non-whitespace-character-count="726"/>
  </office:meta>
</office:document-meta>
</file>